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1.9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>
      <style:map style:condition="cell-content()=1" style:apply-style-name="Green" style:base-cell-address="Sheet1.C6"/>
    </style:style>
    <style:style style:name="ce4" style:family="table-cell" style:parent-style-name="Default">
      <style:map style:condition="cell-content()=1" style:apply-style-name="Green" style:base-cell-address="Sheet1.C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ce3"/>
        <table:table-column table:style-name="co4" table:number-columns-repeated="2" table:default-cell-style-name="ce3"/>
        <table:table-column table:style-name="co4" table:number-columns-repeated="1014" table:default-cell-style-name="Default"/>
        <table:table-row table:style-name="ro3">
          <table:table-cell table:style-name="ce1" office:value-type="string">
            <text:p>Checkliste für Gegenstände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2">
          <table:table-cell office:value-type="string" table:number-columns-spanned="8" table:number-rows-spanned="1">
            <text:p>Die Liste dient der Überprüfung, ob ein Item benutzbar ist oder ob noch etwas getan werden muss. Die Liste dient der Erfassung des Entwicklungsstandes je Item.</text:p>
          </table:table-cell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" table:number-columns-repeated="3"/>
          <table:table-cell table:style-name="ce5" office:value-type="string" table:number-columns-spanned="2" table:number-rows-spanned="1">
            <text:p>Label</text:p>
          </table:table-cell>
          <table:covered-table-cell table:style-name="ce2"/>
          <table:table-cell table:style-name="ce5" office:value-type="string" table:number-columns-spanned="2" table:number-rows-spanned="1">
            <text:p>Rezept</text:p>
          </table:table-cell>
          <table:covered-table-cell table:style-name="ce2"/>
          <table:table-cell table:style-name="ce2"/>
          <table:table-cell table:style-name="ce2" office:value-type="string">
            <text:p>(place_result)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Gruppe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baubar</text:p>
          </table:table-cell>
          <table:table-cell table:style-name="ce2" office:value-type="string">
            <text:p>Zutat</text:p>
          </table:table-cell>
          <table:table-cell table:style-name="ce2" office:value-type="string">
            <text:p>TechTree</text:p>
          </table:table-cell>
          <table:table-cell table:style-name="ce2" office:value-type="string">
            <text:p>Entity</text:p>
          </table:table-cell>
          <table:table-cell table:style-name="ce2" office:value-type="string">
            <text:p>Entity-Graphic</text:p>
          </table:table-cell>
          <table:table-cell table:style-name="ce2"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basic-catalysator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advanced-catalysator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complex-catalysator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synth-diamond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diamond-dus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drill-bi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diamond-drill-bi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technical-ceramic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commented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serter</text:p>
          </table:table-cell>
          <table:table-cell office:value-type="string">
            <text:p>long-handed-filter-inserter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impact-mill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table:number-columns-repeated="3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coke-oven</text:p>
          </table:table-cell>
          <table:table-cell office:value-type="string">
            <text:p>improv.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string">
            <text:p>improv.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separator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electric-mining-drill-mk2</text:p>
          </table:table-cell>
          <table:table-cell office:value-type="string">
            <text:p>improv.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pyrolysis-plant</text:p>
          </table:table-cell>
          <table:table-cell table:number-columns-repeated="3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mixing-plant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multi-fuel-boiler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har-coal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briquette-char-coal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wood-char</text:p>
          </table:table-cell>
          <table:table-cell office:value-type="boolean" office:boolean-value="false">
            <text:p>FALSCH</text:p>
          </table:table-cell>
          <table:table-cell table:number-columns-repeated="4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briquet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ok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oal-dus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har-dust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oke-dus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opper-dust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3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iron-dust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3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silic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alciumcarbon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alien-remains</text:p>
          </table:table-cell>
          <table:table-cell table:number-columns-repeated="3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bitumen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nickel-pla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platinum-pl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palladium-pla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steel-alloy-plate</text:p>
          </table:table-cell>
          <table:table-cell table:number-columns-repeated="3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amorph-steel-pl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hrome-pl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?</text:p>
          </table:table-cell>
          <table:table-cell office:value-type="string">
            <text:p>package-apati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raw-sand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raw-sulfur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nickel-ore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platinum-ore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platinum-ston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oil-shale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oil-sand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nickel-nugge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copper-nugge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iron-nugge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palladium-or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apati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baked-apati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phosphor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chromit-or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smelting-machine</text:p>
          </table:table-cell>
          <table:table-cell office:value-type="string">
            <text:p>laser-furnace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1014"/>
        </table:table-row>
        <table:table-row table:style-name="ro4">
          <table:table-cell office:value-type="string">
            <text:p>smelting-machine</text:p>
          </table:table-cell>
          <table:table-cell office:value-type="string">
            <text:p>blast-furnace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1014"/>
        </table:table-row>
        <table:table-row table:style-name="ro4">
          <table:table-cell office:value-type="string">
            <text:p>terrain</text:p>
          </table:table-cell>
          <table:table-cell office:value-type="string">
            <text:p>powerline-concrete</text:p>
          </table:table-cell>
          <table:table-cell table:number-columns-repeated="4"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terrain</text:p>
          </table:table-cell>
          <table:table-cell office:value-type="string">
            <text:p>powerline-concrete-pole</text:p>
          </table:table-cell>
          <table:table-cell table:number-columns-repeated="6" table:style-name="ce4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tool</text:p>
          </table:table-cell>
          <table:table-cell office:value-type="string">
            <text:p>hard-steel-axe</text:p>
          </table:table-cell>
          <table:table-cell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tool</text:p>
          </table:table-cell>
          <table:table-cell office:value-type="string">
            <text:p>hand-drill-mk1</text:p>
          </table:table-cell>
          <table:table-cell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tool</text:p>
          </table:table-cell>
          <table:table-cell office:value-type="string">
            <text:p>hand-drill-mk2</text:p>
          </table:table-cell>
          <table:table-cell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tool</text:p>
          </table:table-cell>
          <table:table-cell office:value-type="string">
            <text:p>hand-drill-mk3</text:p>
          </table:table-cell>
          <table:table-cell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 table:number-rows-repeated="4">
          <table:table-cell table:number-columns-repeated="2"/>
          <table:table-cell table:style-name="ce4" table:number-columns-repeated="6"/>
          <table:table-cell table:number-columns-repeated="1016"/>
        </table:table-row>
        <table:table-row table:style-name="ro4">
          <table:table-cell table:number-columns-repeated="2"/>
          <table:table-cell table:style-name="ce4" table:number-columns-repeated="6"/>
          <table:table-cell table:style-name="Default" table:number-columns-repeated="2"/>
          <table:table-cell table:number-columns-repeated="101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fe7f5"/>
    </style:style>
    <style:style style:name="Green" style:family="table-cell" style:parent-style-name="Default">
      <style:table-cell-properties fo:background-color="#cc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29.01.2017</text:date>, <text:time>12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7-01-28T12:34:26.55</meta:creation-date>
    <dc:date>2017-01-29T12:23:56.72</dc:date>
    <dc:creator>Daniel </dc:creator>
    <meta:editing-duration>PT3H7M16S</meta:editing-duration>
    <meta:editing-cycles>8</meta:editing-cycles>
    <meta:generator>OpenOffice/4.1.3$Win32 OpenOffice.org_project/413m1$Build-9783</meta:generator>
    <meta:document-statistic meta:table-count="3" meta:cell-count="615" meta:object-count="0"/>
  </office:meta>
</office:document-meta>
</file>